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c9211e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701cm" svg:height="8.988cm" svg:x="21.234cm" svg:y="3.677cm">
            <draw:object draw:notify-on-update-of-ranges="Лист1.J1:Лист1.J8 Лист1.K1:Лист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03cm" svg:height="8.999cm" svg:x="43.096cm" svg:y="3.885cm">
            <draw:object draw:notify-on-update-of-ranges="Лист1.S1:Лист1.S8 Лист1.T1:Лист1.T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9cm" svg:height="8.997cm" svg:x="0.043cm" svg:y="3.917cm">
            <draw:object draw:notify-on-update-of-ranges="Лист1.A1:Лист1.A8 Лист1.B1:Лист1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9cm" svg:height="8.997cm" svg:x="63.061cm" svg:y="3.788cm">
            <draw:object draw:notify-on-update-of-ranges="Лист1.AB1:Лист1.AB7 Лист1.AC1:Лист1.A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063" calcext:value-type="float">
            <text:p>0,01606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191341" calcext:value-type="float">
            <text:p>0,019134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545116" calcext:value-type="float">
            <text:p>0,05451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3728828" calcext:value-type="float">
            <text:p>0,37288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647" calcext:value-type="float">
            <text:p>0,01664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212401" calcext:value-type="float">
            <text:p>0,021240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803197" calcext:value-type="float">
            <text:p>0,080319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6374815" calcext:value-type="float">
            <text:p>0,637481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2222" calcext:value-type="float">
            <text:p>0,0172222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.0238643" calcext:value-type="float">
            <text:p>0,0238643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.105035" calcext:value-type="float">
            <text:p>0,10503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.8790572" calcext:value-type="float">
            <text:p>0,87905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7844" calcext:value-type="float">
            <text:p>0,0237844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.0330442" calcext:value-type="float">
            <text:p>0,0330442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.1497336" calcext:value-type="float">
            <text:p>0,1497336</text:p>
          </table:table-cell>
          <table:table-cell/>
          <table:table-cell office:value-type="string" calcext:value-type="string">
            <text:p>5-и мерный куб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.1400491" calcext:value-type="float">
            <text:p>1,1400491</text:p>
          </table:table-cell>
          <table:table-cell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66501" calcext:value-type="float">
            <text:p>0,066501</text:p>
          </table:table-cell>
          <table:table-cell/>
          <table:table-cell table:style-name="ce1" office:value-type="string" calcext:value-type="string">
            <text:p>3<text:span text:style-name="T1">-х</text:span> мерный куб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1052524" calcext:value-type="float">
            <text:p>0,1052524</text:p>
          </table:table-cell>
          <table:table-cell/>
          <table:table-cell table:style-name="ce1" office:value-type="string" calcext:value-type="string">
            <text:p>4<text:span text:style-name="T1">-х</text:span> мерный куб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3224533" calcext:value-type="float">
            <text:p>0,3224533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.4628474" calcext:value-type="float">
            <text:p>1,4628474</text:p>
          </table:table-cell>
          <table:table-cell/>
          <table:table-cell office:value-type="string" calcext:value-type="string">
            <text:p>6-и мерный куб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903925" calcext:value-type="float">
            <text:p>0,3903925</text:p>
          </table:table-cell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0.5986679" calcext:value-type="float">
            <text:p>0,5986679</text:p>
          </table:table-cell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1.03165" calcext:value-type="float">
            <text:p>1,03165</text:p>
          </table:table-cell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2.5763983" calcext:value-type="float">
            <text:p>2,5763983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3622097" calcext:value-type="float">
            <text:p>2,3622097</text:p>
          </table:table-cell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3.8769724" calcext:value-type="float">
            <text:p>3,8769724</text:p>
          </table:table-cell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6.4596741" calcext:value-type="float">
            <text:p>6,4596741</text:p>
          </table:table-cell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11.1129526" calcext:value-type="float">
            <text:p>11,1129526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7.7358989" calcext:value-type="float">
            <text:p>17,7358989</text:p>
          </table:table-cell>
          <table:table-cell table:number-columns-repeated="7"/>
          <table:table-cell office:value-type="float" office:value="10000000" calcext:value-type="float">
            <text:p>10000000</text:p>
          </table:table-cell>
          <table:table-cell office:value-type="float" office:value="37.151868" calcext:value-type="float">
            <text:p>37,151868</text:p>
          </table:table-cell>
          <table:table-cell table:number-columns-repeated="20"/>
        </table:table-row>
        <table:table-row table:style-name="ro1" table:number-rows-repeated="24">
          <table:table-cell table:number-columns-repeated="31"/>
        </table:table-row>
        <table:table-row table:style-name="ro3">
          <table:table-cell table:number-columns-repeated="6"/>
          <table:table-cell table:style-name="ce2" office:value-type="string" calcext:value-type="string" table:number-columns-spanned="4" table:number-rows-spanned="1">
            <text:p>Зависимость времени GW от количества точек</text:p>
          </table:table-cell>
          <table:covered-table-cell table:number-columns-repeated="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4:37:40.086000000</meta:creation-date>
    <dc:date>2023-07-10T15:35:37.751000000</dc:date>
    <meta:editing-duration>PT57M58S</meta:editing-duration>
    <meta:editing-cycles>1</meta:editing-cycles>
    <meta:document-statistic meta:table-count="1" meta:cell-count="65" meta:object-count="4"/>
    <meta:generator>LibreOffice/7.4.7.2$Windows_X86_64 LibreOffice_project/723314e595e8007d3cf785c16538505a1c878ca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02cm" svg:height="8.989cm" xlink:href=".." xlink:type="simple" chart:class="chart:scatter" chart:style-name="ch1">
        <chart:legend chart:legend-position="end" svg:x="12.58cm" svg:y="4.192cm" style:legend-expansion="high" chart:style-name="ch2"/>
        <chart:plot-area chart:style-name="ch3" table:cell-range-address="Лист1.J1:Лист1.K8" svg:x="0.314cm" svg:y="0.179cm" svg:width="11.952cm" svg:height="8.631cm">
          <chart:coordinate-region svg:x="0.946cm" svg:y="0.381cm" svg:width="10.55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K1:Лист1.K8" chart:class="chart:scatter">
            <chart:domain table:cell-range-address="Лист1.J1:Лист1.J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J1:Лист1.J8</svg:desc>
                </draw:g>
              </table:table-cell>
              <table:table-cell office:value-type="float" office:value="0.0191341">
                <text:p>0.0191341</text:p>
                <draw:g>
                  <svg:desc>Лист1.K1:Лист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12401">
                <text:p>0.021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38643">
                <text:p>0.0238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30442">
                <text:p>0.0330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1052524">
                <text:p>0.105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5986679">
                <text:p>0.5986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.8769724">
                <text:p>3.8769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37.151868">
                <text:p>37.151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04cm" svg:height="9cm" xlink:href=".." xlink:type="simple" chart:class="chart:scatter" chart:style-name="ch1">
        <chart:legend chart:legend-position="end" svg:x="12.603cm" svg:y="4.198cm" style:legend-expansion="high" chart:style-name="ch2"/>
        <chart:plot-area chart:style-name="ch3" table:cell-range-address="Лист1.S1:Лист1.T8" svg:x="0.314cm" svg:y="0.18cm" svg:width="11.975cm" svg:height="8.64cm">
          <chart:coordinate-region svg:x="0.756cm" svg:y="0.382cm" svg:width="10.86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T1:Лист1.T8" chart:class="chart:scatter">
            <chart:domain table:cell-range-address="Лист1.S1:Лист1.S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S</text:p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S1:Лист1.S8</svg:desc>
                </draw:g>
              </table:table-cell>
              <table:table-cell office:value-type="float" office:value="0.0545116">
                <text:p>0.0545116</text:p>
                <draw:g>
                  <svg:desc>Лист1.T1:Лист1.T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03197">
                <text:p>0.0803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05035">
                <text:p>0.10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497336">
                <text:p>0.1497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224533">
                <text:p>0.3224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03165">
                <text:p>1.03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6.4596741">
                <text:p>6.4596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8cm" xlink:href=".." xlink:type="simple" chart:class="chart:scatter" chart:style-name="ch1">
        <chart:legend chart:legend-position="end" svg:x="12.868cm" svg:y="4.197cm" style:legend-expansion="high" chart:style-name="ch2"/>
        <chart:plot-area chart:style-name="ch3" table:cell-range-address="Лист1.A1:Лист1.B8" svg:x="0.319cm" svg:y="0.179cm" svg:width="12.23cm" svg:height="8.64cm">
          <chart:coordinate-region svg:x="0.951cm" svg:y="0.381cm" svg:width="10.83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8" chart:class="chart:scatter">
            <chart:domain table:cell-range-address="Лист1.A1:Лист1.A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:Лист1.A8</svg:desc>
                </draw:g>
              </table:table-cell>
              <table:table-cell office:value-type="float" office:value="0.016063">
                <text:p>0.016063</text:p>
                <draw:g>
                  <svg:desc>Лист1.B1:Лист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6647">
                <text:p>0.016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72222">
                <text:p>0.017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237844">
                <text:p>0.0237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66501">
                <text:p>0.066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3903925">
                <text:p>0.3903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.3622097">
                <text:p>2.3622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17.7358989">
                <text:p>17.7358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8cm" xlink:href=".." xlink:type="simple" chart:class="chart:scatter" chart:style-name="ch1">
        <chart:legend chart:legend-position="end" svg:x="12.614cm" svg:y="4.197cm" style:legend-expansion="high" chart:style-name="ch2"/>
        <chart:plot-area chart:style-name="ch3" table:cell-range-address="Лист1.AB1:Лист1.AC7" svg:x="0.319cm" svg:y="0.179cm" svg:width="11.976cm" svg:height="8.64cm">
          <chart:coordinate-region svg:x="0.951cm" svg:y="0.381cm" svg:width="10.67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AC1:Лист1.AC7" chart:class="chart:scatter">
            <chart:domain table:cell-range-address="Лист1.AB1:Лист1.AB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B</text:p>
              </table:table-cell>
              <table:table-cell office:value-type="string">
                <text:p>Столбец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B1:Лист1.AB7</svg:desc>
                </draw:g>
              </table:table-cell>
              <table:table-cell office:value-type="float" office:value="0.3728828">
                <text:p>0.3728828</text:p>
                <draw:g>
                  <svg:desc>Лист1.AC1:Лист1.A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74815">
                <text:p>0.637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8790572">
                <text:p>0.8790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1400491">
                <text:p>1.1400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4628474">
                <text:p>1.4628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.5763983">
                <text:p>2.5763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1.1129526">
                <text:p>11.1129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